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cm" svg:height="3.5cm" svg:x="3.5cm" svg:y="3cm">
          <text:p text:style-name="P1">кэширующий</text:p>
          <text:p text:style-name="P1">буфер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4cm" svg:height="4.5cm" svg:x="14.5cm" svg:y="2.5cm">
          <text:p text:style-name="P1">таблиц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8.5cm" svg:y1="3cm" svg:x2="14.5cm" svg:y2="2.5cm">
          <text:p/>
        </draw:line>
        <draw:line draw:style-name="gr2" draw:text-style-name="P1" draw:layer="layout" svg:x1="8.183cm" svg:y1="5.322cm" svg:x2="14.5cm" svg:y2="7cm">
          <text:p/>
        </draw:line>
        <draw:frame draw:style-name="gr3" draw:layer="layout" svg:width="4.003cm" svg:height="0.963cm" svg:x="9.684cm" svg:y="2.8cm">
          <draw:text-box>
            <text:p>подчинение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9-18T23:52:35.07</meta:creation-date>
    <dc:date>2009-09-18T23:55:35.39</dc:date>
    <dc:creator>Евгений Корныхин</dc:creator>
    <meta:editing-duration>PT00H03M01S</meta:editing-duration>
    <meta:editing-cycles>1</meta:editing-cycles>
    <meta:document-statistic meta:object-count="5"/>
    <meta:generator>OpenOffice.org/3.1$Win32 OpenOffice.org_project/310m19$Build-9420</meta:generator>
  </office:meta>
</office:document-meta>
</file>